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shapes>
          <draw:frame draw:z-index="0" draw:style-name="gr1" draw:text-style-name="P1" svg:width="159.99mm" svg:height="89.99mm" svg:x="125.59mm" svg:y="99.35mm">
            <loext:p draw:notify-on-update-of-ranges="time.B2:time.B27 time.G1:time.G1 time.G2:time.G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305.86mm" svg:y="0.01mm">
            <loext:p draw:notify-on-update-of-ranges="time.B2:time.B27 time.C1:time.C1 time.C2:time.C27 time.D1:time.D1 time.D2:time.D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305.86mm" svg:y="99.35mm">
            <loext:p draw:notify-on-update-of-ranges="time.B2:time.B27 time.F1:time.F1 time.F2:time.F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26.01mm" svg:y="1mm">
            <loext:p draw:notify-on-update-of-ranges="time.G1:time.G1 time.G2:time.G27 time.C1:time.C1 time.C2:time.C27 time.G1:time.G1 time.G2:time.G27 time.D1:time.D1 time.D2:time.D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3:44</text:p>
          </table:table-cell>
          <table:table-cell office:value-type="float" office:value="0.034417" calcext:value-type="float">
            <text:p>0.034417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4924" calcext:value-type="float">
            <text:p>49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3:45</text:p>
          </table:table-cell>
          <table:table-cell office:value-type="float" office:value="0.011122" calcext:value-type="float">
            <text:p>0.011122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" calcext:value-type="float">
            <text:p>0</text:p>
          </table:table-cell>
          <table:table-cell office:value-type="float" office:value="78083" calcext:value-type="float">
            <text:p>7808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3:46</text:p>
          </table:table-cell>
          <table:table-cell office:value-type="float" office:value="0.008125" calcext:value-type="float">
            <text:p>0.008125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" calcext:value-type="float">
            <text:p>0</text:p>
          </table:table-cell>
          <table:table-cell office:value-type="float" office:value="30805" calcext:value-type="float">
            <text:p>3080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3:47</text:p>
          </table:table-cell>
          <table:table-cell office:value-type="float" office:value="0.007685" calcext:value-type="float">
            <text:p>0.007685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" calcext:value-type="float">
            <text:p>0</text:p>
          </table:table-cell>
          <table:table-cell office:value-type="float" office:value="32178" calcext:value-type="float">
            <text:p>3217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3:48</text:p>
          </table:table-cell>
          <table:table-cell office:value-type="float" office:value="0.008041" calcext:value-type="float">
            <text:p>0.008041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" calcext:value-type="float">
            <text:p>0</text:p>
          </table:table-cell>
          <table:table-cell office:value-type="float" office:value="38010" calcext:value-type="float">
            <text:p>3801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3:49</text:p>
          </table:table-cell>
          <table:table-cell office:value-type="float" office:value="0.007765" calcext:value-type="float">
            <text:p>0.007765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" calcext:value-type="float">
            <text:p>0</text:p>
          </table:table-cell>
          <table:table-cell office:value-type="float" office:value="39346" calcext:value-type="float">
            <text:p>3934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3:50</text:p>
          </table:table-cell>
          <table:table-cell office:value-type="float" office:value="0.008398" calcext:value-type="float">
            <text:p>0.008398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" calcext:value-type="float">
            <text:p>0</text:p>
          </table:table-cell>
          <table:table-cell office:value-type="float" office:value="29867" calcext:value-type="float">
            <text:p>2986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3:51</text:p>
          </table:table-cell>
          <table:table-cell office:value-type="float" office:value="0.012266" calcext:value-type="float">
            <text:p>0.012266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0" calcext:value-type="float">
            <text:p>0</text:p>
          </table:table-cell>
          <table:table-cell office:value-type="float" office:value="51645" calcext:value-type="float">
            <text:p>5164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3:52</text:p>
          </table:table-cell>
          <table:table-cell office:value-type="float" office:value="0.010297" calcext:value-type="float">
            <text:p>0.010297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" calcext:value-type="float">
            <text:p>0</text:p>
          </table:table-cell>
          <table:table-cell office:value-type="float" office:value="62069" calcext:value-type="float">
            <text:p>620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3:53</text:p>
          </table:table-cell>
          <table:table-cell office:value-type="float" office:value="0.012733" calcext:value-type="float">
            <text:p>0.012733</text:p>
          </table:table-cell>
          <table:table-cell office:value-type="float" office:value="0.000973" calcext:value-type="float">
            <text:p>0.000973</text:p>
          </table:table-cell>
          <table:table-cell office:value-type="float" office:value="0" calcext:value-type="float">
            <text:p>0</text:p>
          </table:table-cell>
          <table:table-cell office:value-type="float" office:value="98355" calcext:value-type="float">
            <text:p>9835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3:54</text:p>
          </table:table-cell>
          <table:table-cell office:value-type="float" office:value="0.014803" calcext:value-type="float">
            <text:p>0.014803</text:p>
          </table:table-cell>
          <table:table-cell office:value-type="float" office:value="0.000558" calcext:value-type="float">
            <text:p>0.000558</text:p>
          </table:table-cell>
          <table:table-cell office:value-type="float" office:value="0" calcext:value-type="float">
            <text:p>0</text:p>
          </table:table-cell>
          <table:table-cell office:value-type="float" office:value="64649" calcext:value-type="float">
            <text:p>6464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3:55</text:p>
          </table:table-cell>
          <table:table-cell office:value-type="float" office:value="0.008061" calcext:value-type="float">
            <text:p>0.008061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" calcext:value-type="float">
            <text:p>0</text:p>
          </table:table-cell>
          <table:table-cell office:value-type="float" office:value="59026" calcext:value-type="float">
            <text:p>5902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3:56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02262" calcext:value-type="float">
            <text:p>0.002262</text:p>
          </table:table-cell>
          <table:table-cell office:value-type="float" office:value="0" calcext:value-type="float">
            <text:p>0</text:p>
          </table:table-cell>
          <table:table-cell office:value-type="float" office:value="78712" calcext:value-type="float">
            <text:p>7871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3:57</text:p>
          </table:table-cell>
          <table:table-cell office:value-type="float" office:value="0.014851" calcext:value-type="float">
            <text:p>0.01485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" calcext:value-type="float">
            <text:p>0</text:p>
          </table:table-cell>
          <table:table-cell office:value-type="float" office:value="105095" calcext:value-type="float">
            <text:p>10509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3:58</text:p>
          </table:table-cell>
          <table:table-cell office:value-type="float" office:value="0.013415" calcext:value-type="float">
            <text:p>0.013415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0" calcext:value-type="float">
            <text:p>0</text:p>
          </table:table-cell>
          <table:table-cell office:value-type="float" office:value="88809" calcext:value-type="float">
            <text:p>8880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3:59</text:p>
          </table:table-cell>
          <table:table-cell office:value-type="float" office:value="0.014891" calcext:value-type="float">
            <text:p>0.014891</text:p>
          </table:table-cell>
          <table:table-cell office:value-type="float" office:value="0.000836" calcext:value-type="float">
            <text:p>0.000836</text:p>
          </table:table-cell>
          <table:table-cell office:value-type="float" office:value="0" calcext:value-type="float">
            <text:p>0</text:p>
          </table:table-cell>
          <table:table-cell office:value-type="float" office:value="71977" calcext:value-type="float">
            <text:p>7197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4:00</text:p>
          </table:table-cell>
          <table:table-cell office:value-type="float" office:value="0.012757" calcext:value-type="float">
            <text:p>0.012757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" calcext:value-type="float">
            <text:p>0</text:p>
          </table:table-cell>
          <table:table-cell office:value-type="float" office:value="68797" calcext:value-type="float">
            <text:p>687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4:01</text:p>
          </table:table-cell>
          <table:table-cell office:value-type="float" office:value="0.013766" calcext:value-type="float">
            <text:p>0.013766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" calcext:value-type="float">
            <text:p>0</text:p>
          </table:table-cell>
          <table:table-cell office:value-type="float" office:value="43052" calcext:value-type="float">
            <text:p>4305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4:02</text:p>
          </table:table-cell>
          <table:table-cell office:value-type="float" office:value="0.008647" calcext:value-type="float">
            <text:p>0.008647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" calcext:value-type="float">
            <text:p>0</text:p>
          </table:table-cell>
          <table:table-cell office:value-type="float" office:value="41270" calcext:value-type="float">
            <text:p>4127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4:03</text:p>
          </table:table-cell>
          <table:table-cell office:value-type="float" office:value="0.012193" calcext:value-type="float">
            <text:p>0.012193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" calcext:value-type="float">
            <text:p>0</text:p>
          </table:table-cell>
          <table:table-cell office:value-type="float" office:value="42875" calcext:value-type="float">
            <text:p>4287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4:04</text:p>
          </table:table-cell>
          <table:table-cell office:value-type="float" office:value="0.015145" calcext:value-type="float">
            <text:p>0.01514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60556" calcext:value-type="float">
            <text:p>60556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4:05</text:p>
          </table:table-cell>
          <table:table-cell office:value-type="float" office:value="0.013689" calcext:value-type="float">
            <text:p>0.013689</text:p>
          </table:table-cell>
          <table:table-cell office:value-type="float" office:value="0.000477" calcext:value-type="float">
            <text:p>0.000477</text:p>
          </table:table-cell>
          <table:table-cell office:value-type="float" office:value="0" calcext:value-type="float">
            <text:p>0</text:p>
          </table:table-cell>
          <table:table-cell office:value-type="float" office:value="41368" calcext:value-type="float">
            <text:p>4136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4:06</text:p>
          </table:table-cell>
          <table:table-cell office:value-type="float" office:value="0.021066" calcext:value-type="float">
            <text:p>0.021066</text:p>
          </table:table-cell>
          <table:table-cell office:value-type="float" office:value="0.002246" calcext:value-type="float">
            <text:p>0.002246</text:p>
          </table:table-cell>
          <table:table-cell office:value-type="float" office:value="0" calcext:value-type="float">
            <text:p>0</text:p>
          </table:table-cell>
          <table:table-cell office:value-type="float" office:value="62492" calcext:value-type="float">
            <text:p>6249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4:07</text:p>
          </table:table-cell>
          <table:table-cell office:value-type="float" office:value="0.018131" calcext:value-type="float">
            <text:p>0.018131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" calcext:value-type="float">
            <text:p>0</text:p>
          </table:table-cell>
          <table:table-cell office:value-type="float" office:value="37581" calcext:value-type="float">
            <text:p>3758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4:08</text:p>
          </table:table-cell>
          <table:table-cell office:value-type="float" office:value="0.020924" calcext:value-type="float">
            <text:p>0.020924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" calcext:value-type="float">
            <text:p>0</text:p>
          </table:table-cell>
          <table:table-cell office:value-type="float" office:value="59343" calcext:value-type="float">
            <text:p>5934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4:09</text:p>
          </table:table-cell>
          <table:table-cell office:value-type="float" office:value="0.156709" calcext:value-type="float">
            <text:p>0.156709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" calcext:value-type="float">
            <text:p>0</text:p>
          </table:table-cell>
          <table:table-cell office:value-type="float" office:value="76881" calcext:value-type="float">
            <text:p>7688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4:10</text:p>
          </table:table-cell>
          <table:table-cell office:value-type="float" office:value="5.184859" calcext:value-type="float">
            <text:p>5.184859</text:p>
          </table:table-cell>
          <table:table-cell office:value-type="float" office:value="0.004313" calcext:value-type="float">
            <text:p>0.004313</text:p>
          </table:table-cell>
          <table:table-cell office:value-type="float" office:value="0" calcext:value-type="float">
            <text:p>0</text:p>
          </table:table-cell>
          <table:table-cell office:value-type="float" office:value="139841" calcext:value-type="float">
            <text:p>1398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4:43</text:p>
          </table:table-cell>
          <table:table-cell office:value-type="float" office:value="0.020285" calcext:value-type="float">
            <text:p>0.020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4:44</text:p>
          </table:table-cell>
          <table:table-cell office:value-type="float" office:value="0.017834" calcext:value-type="float">
            <text:p>0.0178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4:45</text:p>
          </table:table-cell>
          <table:table-cell office:value-type="float" office:value="0.017659" calcext:value-type="float">
            <text:p>0.0176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4:46</text:p>
          </table:table-cell>
          <table:table-cell office:value-type="float" office:value="0.017508" calcext:value-type="float">
            <text:p>0.017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4:47</text:p>
          </table:table-cell>
          <table:table-cell office:value-type="float" office:value="0.018867" calcext:value-type="float">
            <text:p>0.0188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4:48</text:p>
          </table:table-cell>
          <table:table-cell office:value-type="float" office:value="0.018184" calcext:value-type="float">
            <text:p>0.018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4:49</text:p>
          </table:table-cell>
          <table:table-cell office:value-type="float" office:value="0.019401" calcext:value-type="float">
            <text:p>0.019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4:50</text:p>
          </table:table-cell>
          <table:table-cell office:value-type="float" office:value="0.031256" calcext:value-type="float">
            <text:p>0.031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20:44:51</text:p>
          </table:table-cell>
          <table:table-cell office:value-type="float" office:value="0.041818" calcext:value-type="float">
            <text:p>0.041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20:54:26.513008266</dc:date>
    <meta:editing-duration>PT6M1S</meta:editing-duration>
    <meta:editing-cycles>1</meta:editing-cycles>
    <meta:document-statistic meta:table-count="1" meta:cell-count="259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ime.G1:time.G27 time.C1:time.D27" chart:data-source-has-labels="row" svg:x="0.32cm" svg:y="0.18cm" svg:width="13.361cm" svg:height="8.64cm">
          <chartooo:coordinate-region svg:x="1.232cm" svg:y="0.353cm" svg:width="12.17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.C2:time.C27" chart:label-cell-address="time.C1:time.C1" chart:class="chart:scatter">
            <chart:domain table:cell-range-address="time.G2:time.G27"/>
            <chart:data-point chart:repeated="26"/>
          </chart:series>
          <chart:series chart:style-name="ch7" chart:values-cell-range-address="time.D2:time.D27" chart:label-cell-address="time.D1:time.D1" chart:class="chart:scatte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ime.C1:time.C1</svg:desc>
                </draw:g>
              </table:table-cell>
              <table:table-cell office:value-type="string">
                <text:p>xfertime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ime.G2:time.G27</svg:desc>
                </draw:g>
              </table:table-cell>
              <table:table-cell office:value-type="float" office:value="0.034417">
                <text:p>0.034417</text:p>
                <draw:g>
                  <svg:desc>time.C2:time.C27</svg:desc>
                </draw:g>
              </table:table-cell>
              <table:table-cell office:value-type="float" office:value="0.000065">
                <text:p>0.000065</text:p>
                <draw:g>
                  <svg:desc>time.D2:time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11122">
                <text:p>0.011122</text:p>
              </table:table-cell>
              <table:table-cell office:value-type="float" office:value="0.000721">
                <text:p>0.0007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008125">
                <text:p>0.008125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007685">
                <text:p>0.007685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008041">
                <text:p>0.008041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">
                <text:p>103</text:p>
              </table:table-cell>
              <table:table-cell office:value-type="float" office:value="0.007765">
                <text:p>0.007765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">
                <text:p>199</text:p>
              </table:table-cell>
              <table:table-cell office:value-type="float" office:value="0.008398">
                <text:p>0.008398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0.012266">
                <text:p>0.012266</text:p>
              </table:table-cell>
              <table:table-cell office:value-type="float" office:value="0.000445">
                <text:p>0.000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">
                <text:p>199</text:p>
              </table:table-cell>
              <table:table-cell office:value-type="float" office:value="0.010297">
                <text:p>0.010297</text:p>
              </table:table-cell>
              <table:table-cell office:value-type="float" office:value="0.000559">
                <text:p>0.0005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0.012733">
                <text:p>0.012733</text:p>
              </table:table-cell>
              <table:table-cell office:value-type="float" office:value="0.000973">
                <text:p>0.000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3">
                <text:p>203</text:p>
              </table:table-cell>
              <table:table-cell office:value-type="float" office:value="0.014803">
                <text:p>0.014803</text:p>
              </table:table-cell>
              <table:table-cell office:value-type="float" office:value="0.000558">
                <text:p>0.000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0.008061">
                <text:p>0.008061</text:p>
              </table:table-cell>
              <table:table-cell office:value-type="float" office:value="0.000487">
                <text:p>0.0004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">
                <text:p>299</text:p>
              </table:table-cell>
              <table:table-cell office:value-type="float" office:value="0.0179">
                <text:p>0.0179</text:p>
              </table:table-cell>
              <table:table-cell office:value-type="float" office:value="0.002262">
                <text:p>0.002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0.014851">
                <text:p>0.014851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">
                <text:p>299</text:p>
              </table:table-cell>
              <table:table-cell office:value-type="float" office:value="0.013415">
                <text:p>0.013415</text:p>
              </table:table-cell>
              <table:table-cell office:value-type="float" office:value="0.001705">
                <text:p>0.001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5">
                <text:p>305</text:p>
              </table:table-cell>
              <table:table-cell office:value-type="float" office:value="0.014891">
                <text:p>0.014891</text:p>
              </table:table-cell>
              <table:table-cell office:value-type="float" office:value="0.000836">
                <text:p>0.000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0.012757">
                <text:p>0.012757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0.013766">
                <text:p>0.013766</text:p>
              </table:table-cell>
              <table:table-cell office:value-type="float" office:value="0.001428">
                <text:p>0.0014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">
                <text:p>398</text:p>
              </table:table-cell>
              <table:table-cell office:value-type="float" office:value="0.008647">
                <text:p>0.008647</text:p>
              </table:table-cell>
              <table:table-cell office:value-type="float" office:value="0.000349">
                <text:p>0.000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0.012193">
                <text:p>0.012193</text:p>
              </table:table-cell>
              <table:table-cell office:value-type="float" office:value="0.000381">
                <text:p>0.000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5">
                <text:p>405</text:p>
              </table:table-cell>
              <table:table-cell office:value-type="float" office:value="0.015145">
                <text:p>0.015145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8">
                <text:p>498</text:p>
              </table:table-cell>
              <table:table-cell office:value-type="float" office:value="0.013689">
                <text:p>0.013689</text:p>
              </table:table-cell>
              <table:table-cell office:value-type="float" office:value="0.000477">
                <text:p>0.0004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9">
                <text:p>499</text:p>
              </table:table-cell>
              <table:table-cell office:value-type="float" office:value="0.021066">
                <text:p>0.021066</text:p>
              </table:table-cell>
              <table:table-cell office:value-type="float" office:value="0.002246">
                <text:p>0.0022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">
                <text:p>500</text:p>
              </table:table-cell>
              <table:table-cell office:value-type="float" office:value="0.018131">
                <text:p>0.018131</text:p>
              </table:table-cell>
              <table:table-cell office:value-type="float" office:value="0.000423">
                <text:p>0.0004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9">
                <text:p>499</text:p>
              </table:table-cell>
              <table:table-cell office:value-type="float" office:value="0.020924">
                <text:p>0.020924</text:p>
              </table:table-cell>
              <table:table-cell office:value-type="float" office:value="0.000703">
                <text:p>0.0007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1">
                <text:p>501</text:p>
              </table:table-cell>
              <table:table-cell office:value-type="float" office:value="0.156709">
                <text:p>0.156709</text:p>
              </table:table-cell>
              <table:table-cell office:value-type="float" office:value="0.00146">
                <text:p>0.001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ime.B2:time.B27 time.G1:time.G27" chart:data-source-has-labels="both" svg:x="0.32cm" svg:y="0.18cm" svg:width="12.726cm" svg:height="8.64cm">
          <chartooo:coordinate-region svg:x="1.15cm" svg:y="0.18cm" svg:width="11.896cm" svg:height="7.037cm"/>
          <chart:axis chart:dimension="x" chart:name="primary-x" chart:style-name="ch4" chartooo:axis-type="auto">
            <chartooo:date-scale/>
            <chart:categories table:cell-range-address="time.B2:time.B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e.G2:time.G27" chart:label-cell-address="time.G1:time.G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ime.G1:tim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:43:44</text:p>
                <draw:g>
                  <svg:desc>time.B2:time.B27</svg:desc>
                </draw:g>
              </table:table-cell>
              <table:table-cell office:value-type="float" office:value="3">
                <text:p>3</text:p>
                <draw:g>
                  <svg:desc>time.G2:time.G27</svg:desc>
                </draw:g>
              </table:table-cell>
            </table:table-row>
            <table:table-row>
              <table:table-cell office:value-type="string">
                <text:p>20:43: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:43: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:43:4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:43: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:43:4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:43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:43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:43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:43: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:43:5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0:43:5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0:43:5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0:43:5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0:43:5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0:43:5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0:44: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:44:0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:44:0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0:44:0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:44:0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0:44:0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0:44:0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0:44: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0:44:0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0:44:09</text:p>
              </table:table-cell>
              <table:table-cell office:value-type="float" office:value="501">
                <text:p>5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ime.B1:time.D27" chart:data-source-has-labels="both" svg:x="0.32cm" svg:y="0.18cm" svg:width="13.361cm" svg:height="8.64cm">
          <chartooo:coordinate-region svg:x="1.232cm" svg:y="0.18cm" svg:width="12.449cm" svg:height="7.038cm"/>
          <chart:axis chart:dimension="x" chart:name="primary-x" chart:style-name="ch4" chartooo:axis-type="auto">
            <chartooo:date-scale/>
            <chart:categories table:cell-range-address="time.B2:time.B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e.C2:time.C27" chart:label-cell-address="time.C1:time.C1" chart:class="chart:bar">
            <chart:data-point chart:repeated="26"/>
          </chart:series>
          <chart:series chart:style-name="ch8" chart:values-cell-range-address="time.D2:time.D27" chart:label-cell-address="time.D1:time.D1" chart:class="chart:bar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ime.C1:time.C1</svg:desc>
                </draw:g>
              </table:table-cell>
              <table:table-cell office:value-type="string">
                <text:p>xfertime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:43:44</text:p>
                <draw:g>
                  <svg:desc>time.B2:time.B27</svg:desc>
                </draw:g>
              </table:table-cell>
              <table:table-cell office:value-type="float" office:value="0.034417">
                <text:p>0.034417</text:p>
                <draw:g>
                  <svg:desc>time.C2:time.C27</svg:desc>
                </draw:g>
              </table:table-cell>
              <table:table-cell office:value-type="float" office:value="0.000065">
                <text:p>0.000065</text:p>
                <draw:g>
                  <svg:desc>time.D2:time.D27</svg:desc>
                </draw:g>
              </table:table-cell>
            </table:table-row>
            <table:table-row>
              <table:table-cell office:value-type="string">
                <text:p>20:43:45</text:p>
              </table:table-cell>
              <table:table-cell office:value-type="float" office:value="0.011122">
                <text:p>0.011122</text:p>
              </table:table-cell>
              <table:table-cell office:value-type="float" office:value="0.000721">
                <text:p>0.000721</text:p>
              </table:table-cell>
            </table:table-row>
            <table:table-row>
              <table:table-cell office:value-type="string">
                <text:p>20:43:46</text:p>
              </table:table-cell>
              <table:table-cell office:value-type="float" office:value="0.008125">
                <text:p>0.008125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20:43:47</text:p>
              </table:table-cell>
              <table:table-cell office:value-type="float" office:value="0.007685">
                <text:p>0.007685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20:43:48</text:p>
              </table:table-cell>
              <table:table-cell office:value-type="float" office:value="0.008041">
                <text:p>0.008041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string">
                <text:p>20:43:49</text:p>
              </table:table-cell>
              <table:table-cell office:value-type="float" office:value="0.007765">
                <text:p>0.007765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20:43:50</text:p>
              </table:table-cell>
              <table:table-cell office:value-type="float" office:value="0.008398">
                <text:p>0.008398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20:43:51</text:p>
              </table:table-cell>
              <table:table-cell office:value-type="float" office:value="0.012266">
                <text:p>0.012266</text:p>
              </table:table-cell>
              <table:table-cell office:value-type="float" office:value="0.000445">
                <text:p>0.000445</text:p>
              </table:table-cell>
            </table:table-row>
            <table:table-row>
              <table:table-cell office:value-type="string">
                <text:p>20:43:52</text:p>
              </table:table-cell>
              <table:table-cell office:value-type="float" office:value="0.010297">
                <text:p>0.010297</text:p>
              </table:table-cell>
              <table:table-cell office:value-type="float" office:value="0.000559">
                <text:p>0.000559</text:p>
              </table:table-cell>
            </table:table-row>
            <table:table-row>
              <table:table-cell office:value-type="string">
                <text:p>20:43:53</text:p>
              </table:table-cell>
              <table:table-cell office:value-type="float" office:value="0.012733">
                <text:p>0.012733</text:p>
              </table:table-cell>
              <table:table-cell office:value-type="float" office:value="0.000973">
                <text:p>0.000973</text:p>
              </table:table-cell>
            </table:table-row>
            <table:table-row>
              <table:table-cell office:value-type="string">
                <text:p>20:43:54</text:p>
              </table:table-cell>
              <table:table-cell office:value-type="float" office:value="0.014803">
                <text:p>0.014803</text:p>
              </table:table-cell>
              <table:table-cell office:value-type="float" office:value="0.000558">
                <text:p>0.000558</text:p>
              </table:table-cell>
            </table:table-row>
            <table:table-row>
              <table:table-cell office:value-type="string">
                <text:p>20:43:55</text:p>
              </table:table-cell>
              <table:table-cell office:value-type="float" office:value="0.008061">
                <text:p>0.008061</text:p>
              </table:table-cell>
              <table:table-cell office:value-type="float" office:value="0.000487">
                <text:p>0.000487</text:p>
              </table:table-cell>
            </table:table-row>
            <table:table-row>
              <table:table-cell office:value-type="string">
                <text:p>20:43:56</text:p>
              </table:table-cell>
              <table:table-cell office:value-type="float" office:value="0.0179">
                <text:p>0.0179</text:p>
              </table:table-cell>
              <table:table-cell office:value-type="float" office:value="0.002262">
                <text:p>0.002262</text:p>
              </table:table-cell>
            </table:table-row>
            <table:table-row>
              <table:table-cell office:value-type="string">
                <text:p>20:43:57</text:p>
              </table:table-cell>
              <table:table-cell office:value-type="float" office:value="0.014851">
                <text:p>0.014851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20:43:58</text:p>
              </table:table-cell>
              <table:table-cell office:value-type="float" office:value="0.013415">
                <text:p>0.013415</text:p>
              </table:table-cell>
              <table:table-cell office:value-type="float" office:value="0.001705">
                <text:p>0.001705</text:p>
              </table:table-cell>
            </table:table-row>
            <table:table-row>
              <table:table-cell office:value-type="string">
                <text:p>20:43:59</text:p>
              </table:table-cell>
              <table:table-cell office:value-type="float" office:value="0.014891">
                <text:p>0.014891</text:p>
              </table:table-cell>
              <table:table-cell office:value-type="float" office:value="0.000836">
                <text:p>0.000836</text:p>
              </table:table-cell>
            </table:table-row>
            <table:table-row>
              <table:table-cell office:value-type="string">
                <text:p>20:44:00</text:p>
              </table:table-cell>
              <table:table-cell office:value-type="float" office:value="0.012757">
                <text:p>0.012757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20:44:01</text:p>
              </table:table-cell>
              <table:table-cell office:value-type="float" office:value="0.013766">
                <text:p>0.013766</text:p>
              </table:table-cell>
              <table:table-cell office:value-type="float" office:value="0.001428">
                <text:p>0.001428</text:p>
              </table:table-cell>
            </table:table-row>
            <table:table-row>
              <table:table-cell office:value-type="string">
                <text:p>20:44:02</text:p>
              </table:table-cell>
              <table:table-cell office:value-type="float" office:value="0.008647">
                <text:p>0.008647</text:p>
              </table:table-cell>
              <table:table-cell office:value-type="float" office:value="0.000349">
                <text:p>0.000349</text:p>
              </table:table-cell>
            </table:table-row>
            <table:table-row>
              <table:table-cell office:value-type="string">
                <text:p>20:44:03</text:p>
              </table:table-cell>
              <table:table-cell office:value-type="float" office:value="0.012193">
                <text:p>0.012193</text:p>
              </table:table-cell>
              <table:table-cell office:value-type="float" office:value="0.000381">
                <text:p>0.000381</text:p>
              </table:table-cell>
            </table:table-row>
            <table:table-row>
              <table:table-cell office:value-type="string">
                <text:p>20:44:04</text:p>
              </table:table-cell>
              <table:table-cell office:value-type="float" office:value="0.015145">
                <text:p>0.015145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20:44:05</text:p>
              </table:table-cell>
              <table:table-cell office:value-type="float" office:value="0.013689">
                <text:p>0.013689</text:p>
              </table:table-cell>
              <table:table-cell office:value-type="float" office:value="0.000477">
                <text:p>0.000477</text:p>
              </table:table-cell>
            </table:table-row>
            <table:table-row>
              <table:table-cell office:value-type="string">
                <text:p>20:44:06</text:p>
              </table:table-cell>
              <table:table-cell office:value-type="float" office:value="0.021066">
                <text:p>0.021066</text:p>
              </table:table-cell>
              <table:table-cell office:value-type="float" office:value="0.002246">
                <text:p>0.002246</text:p>
              </table:table-cell>
            </table:table-row>
            <table:table-row>
              <table:table-cell office:value-type="string">
                <text:p>20:44:07</text:p>
              </table:table-cell>
              <table:table-cell office:value-type="float" office:value="0.018131">
                <text:p>0.018131</text:p>
              </table:table-cell>
              <table:table-cell office:value-type="float" office:value="0.000423">
                <text:p>0.000423</text:p>
              </table:table-cell>
            </table:table-row>
            <table:table-row>
              <table:table-cell office:value-type="string">
                <text:p>20:44:08</text:p>
              </table:table-cell>
              <table:table-cell office:value-type="float" office:value="0.020924">
                <text:p>0.020924</text:p>
              </table:table-cell>
              <table:table-cell office:value-type="float" office:value="0.000703">
                <text:p>0.000703</text:p>
              </table:table-cell>
            </table:table-row>
            <table:table-row>
              <table:table-cell office:value-type="string">
                <text:p>20:44:09</text:p>
              </table:table-cell>
              <table:table-cell office:value-type="float" office:value="0.156709">
                <text:p>0.156709</text:p>
              </table:table-cell>
              <table:table-cell office:value-type="float" office:value="0.00146">
                <text:p>0.001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time.B2:time.B27 time.F1:time.F27" chart:data-source-has-labels="both" svg:x="0.32cm" svg:y="0.18cm" svg:width="13.758cm" svg:height="8.64cm">
          <chartooo:coordinate-region svg:x="1.682cm" svg:y="0.18cm" svg:width="12.396cm" svg:height="7.038cm"/>
          <chart:axis chart:dimension="x" chart:name="primary-x" chart:style-name="ch4" chartooo:axis-type="auto">
            <chartooo:date-scale/>
            <chart:categories table:cell-range-address="time.B2:time.B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e.F2:time.F27" chart:label-cell-address="time.F1:time.F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ime.F1:tim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:43:44</text:p>
                <draw:g>
                  <svg:desc>time.B2:time.B27</svg:desc>
                </draw:g>
              </table:table-cell>
              <table:table-cell office:value-type="float" office:value="4924">
                <text:p>4924</text:p>
                <draw:g>
                  <svg:desc>time.F2:time.F27</svg:desc>
                </draw:g>
              </table:table-cell>
            </table:table-row>
            <table:table-row>
              <table:table-cell office:value-type="string">
                <text:p>20:43:45</text:p>
              </table:table-cell>
              <table:table-cell office:value-type="float" office:value="78083">
                <text:p>78083</text:p>
              </table:table-cell>
            </table:table-row>
            <table:table-row>
              <table:table-cell office:value-type="string">
                <text:p>20:43:46</text:p>
              </table:table-cell>
              <table:table-cell office:value-type="float" office:value="30805">
                <text:p>30805</text:p>
              </table:table-cell>
            </table:table-row>
            <table:table-row>
              <table:table-cell office:value-type="string">
                <text:p>20:43:47</text:p>
              </table:table-cell>
              <table:table-cell office:value-type="float" office:value="32178">
                <text:p>32178</text:p>
              </table:table-cell>
            </table:table-row>
            <table:table-row>
              <table:table-cell office:value-type="string">
                <text:p>20:43:48</text:p>
              </table:table-cell>
              <table:table-cell office:value-type="float" office:value="38010">
                <text:p>38010</text:p>
              </table:table-cell>
            </table:table-row>
            <table:table-row>
              <table:table-cell office:value-type="string">
                <text:p>20:43:49</text:p>
              </table:table-cell>
              <table:table-cell office:value-type="float" office:value="39346">
                <text:p>39346</text:p>
              </table:table-cell>
            </table:table-row>
            <table:table-row>
              <table:table-cell office:value-type="string">
                <text:p>20:43:50</text:p>
              </table:table-cell>
              <table:table-cell office:value-type="float" office:value="29867">
                <text:p>29867</text:p>
              </table:table-cell>
            </table:table-row>
            <table:table-row>
              <table:table-cell office:value-type="string">
                <text:p>20:43:51</text:p>
              </table:table-cell>
              <table:table-cell office:value-type="float" office:value="51645">
                <text:p>51645</text:p>
              </table:table-cell>
            </table:table-row>
            <table:table-row>
              <table:table-cell office:value-type="string">
                <text:p>20:43:52</text:p>
              </table:table-cell>
              <table:table-cell office:value-type="float" office:value="62069">
                <text:p>62069</text:p>
              </table:table-cell>
            </table:table-row>
            <table:table-row>
              <table:table-cell office:value-type="string">
                <text:p>20:43:53</text:p>
              </table:table-cell>
              <table:table-cell office:value-type="float" office:value="98355">
                <text:p>98355</text:p>
              </table:table-cell>
            </table:table-row>
            <table:table-row>
              <table:table-cell office:value-type="string">
                <text:p>20:43:54</text:p>
              </table:table-cell>
              <table:table-cell office:value-type="float" office:value="64649">
                <text:p>64649</text:p>
              </table:table-cell>
            </table:table-row>
            <table:table-row>
              <table:table-cell office:value-type="string">
                <text:p>20:43:55</text:p>
              </table:table-cell>
              <table:table-cell office:value-type="float" office:value="59026">
                <text:p>59026</text:p>
              </table:table-cell>
            </table:table-row>
            <table:table-row>
              <table:table-cell office:value-type="string">
                <text:p>20:43:56</text:p>
              </table:table-cell>
              <table:table-cell office:value-type="float" office:value="78712">
                <text:p>78712</text:p>
              </table:table-cell>
            </table:table-row>
            <table:table-row>
              <table:table-cell office:value-type="string">
                <text:p>20:43:57</text:p>
              </table:table-cell>
              <table:table-cell office:value-type="float" office:value="105095">
                <text:p>105095</text:p>
              </table:table-cell>
            </table:table-row>
            <table:table-row>
              <table:table-cell office:value-type="string">
                <text:p>20:43:58</text:p>
              </table:table-cell>
              <table:table-cell office:value-type="float" office:value="88809">
                <text:p>88809</text:p>
              </table:table-cell>
            </table:table-row>
            <table:table-row>
              <table:table-cell office:value-type="string">
                <text:p>20:43:59</text:p>
              </table:table-cell>
              <table:table-cell office:value-type="float" office:value="71977">
                <text:p>71977</text:p>
              </table:table-cell>
            </table:table-row>
            <table:table-row>
              <table:table-cell office:value-type="string">
                <text:p>20:44:00</text:p>
              </table:table-cell>
              <table:table-cell office:value-type="float" office:value="68797">
                <text:p>68797</text:p>
              </table:table-cell>
            </table:table-row>
            <table:table-row>
              <table:table-cell office:value-type="string">
                <text:p>20:44:01</text:p>
              </table:table-cell>
              <table:table-cell office:value-type="float" office:value="43052">
                <text:p>43052</text:p>
              </table:table-cell>
            </table:table-row>
            <table:table-row>
              <table:table-cell office:value-type="string">
                <text:p>20:44:02</text:p>
              </table:table-cell>
              <table:table-cell office:value-type="float" office:value="41270">
                <text:p>41270</text:p>
              </table:table-cell>
            </table:table-row>
            <table:table-row>
              <table:table-cell office:value-type="string">
                <text:p>20:44:03</text:p>
              </table:table-cell>
              <table:table-cell office:value-type="float" office:value="42875">
                <text:p>42875</text:p>
              </table:table-cell>
            </table:table-row>
            <table:table-row>
              <table:table-cell office:value-type="string">
                <text:p>20:44:04</text:p>
              </table:table-cell>
              <table:table-cell office:value-type="float" office:value="60556">
                <text:p>60556</text:p>
              </table:table-cell>
            </table:table-row>
            <table:table-row>
              <table:table-cell office:value-type="string">
                <text:p>20:44:05</text:p>
              </table:table-cell>
              <table:table-cell office:value-type="float" office:value="41368">
                <text:p>41368</text:p>
              </table:table-cell>
            </table:table-row>
            <table:table-row>
              <table:table-cell office:value-type="string">
                <text:p>20:44:06</text:p>
              </table:table-cell>
              <table:table-cell office:value-type="float" office:value="62492">
                <text:p>62492</text:p>
              </table:table-cell>
            </table:table-row>
            <table:table-row>
              <table:table-cell office:value-type="string">
                <text:p>20:44:07</text:p>
              </table:table-cell>
              <table:table-cell office:value-type="float" office:value="37581">
                <text:p>37581</text:p>
              </table:table-cell>
            </table:table-row>
            <table:table-row>
              <table:table-cell office:value-type="string">
                <text:p>20:44:08</text:p>
              </table:table-cell>
              <table:table-cell office:value-type="float" office:value="59343">
                <text:p>59343</text:p>
              </table:table-cell>
            </table:table-row>
            <table:table-row>
              <table:table-cell office:value-type="string">
                <text:p>20:44:09</text:p>
              </table:table-cell>
              <table:table-cell office:value-type="float" office:value="76881">
                <text:p>768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